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officeooo:rsid="00180f5e" officeooo:paragraph-rsid="00180f5e"/>
    </style:style>
    <style:style style:name="P2" style:family="paragraph" style:parent-style-name="Preformatted_20_Text">
      <style:text-properties officeooo:paragraph-rsid="00180f5e"/>
    </style:style>
    <style:style style:name="P3" style:family="paragraph" style:parent-style-name="Preformatted_20_Text">
      <style:text-properties officeooo:paragraph-rsid="0015f90f"/>
    </style:style>
    <style:style style:name="P4" style:family="paragraph" style:parent-style-name="Preformatted_20_Text">
      <style:text-properties officeooo:rsid="00193d56"/>
    </style:style>
    <style:style style:name="P5" style:family="paragraph" style:parent-style-name="Standard">
      <style:text-properties style:font-name="Liberation Mono" fo:font-size="10pt" officeooo:rsid="001a62d2" officeooo:paragraph-rsid="001a62d2" style:font-size-asian="10pt" style:font-size-complex="10pt"/>
    </style:style>
    <style:style style:name="T1" style:family="text">
      <style:text-properties officeooo:rsid="00180f5e"/>
    </style:style>
    <style:style style:name="T2" style:family="text">
      <style:text-properties officeooo:rsid="0015f90f"/>
    </style:style>
    <style:style style:name="T3" style:family="text">
      <style:text-properties officeooo:rsid="00193d56"/>
    </style:style>
    <style:style style:name="T4" style:family="text">
      <style:text-properties fo:color="#000000" loext:opacity="100%" fo:language="en" fo:country="US" fo:font-weight="bold" style:font-weight-asian="bold"/>
    </style:style>
    <style:style style:name="T5" style:family="text">
      <style:text-properties fo:color="#000000" loext:opacity="100%" fo:language="en" fo:country="U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Embedding Python in SD</text:p>
      <text:p text:style-name="Preformatted_20_Text"/>
      <text:p text:style-name="P1">SD from version 0.9.0 on includes embedded python.</text:p>
      <text:p text:style-name="P1"/>
      <text:p text:style-name="Preformatted_20_Text">The following subroutine programs <text:span text:style-name="T1">are found in </text:span>GPL.BP and provide the BASIC interface to the python interpreter.</text:p>
      <text:p text:style-name="Preformatted_20_Text"/>
      <text:p text:style-name="P2"><text:s text:c="5"/>PY_INITIALIZE <text:s/></text:p>
      <text:p text:style-name="P2"><text:tab/>calls api function Py_Initialize() - start the python<text:tab/> interpreter</text:p>
      <text:p text:style-name="P2"/>
      <text:p text:style-name="P2"><text:s text:c="5"/><text:span text:style-name="T1">PY_IS_INITIALIZED</text:span></text:p>
      <text:p text:style-name="P2"><text:span text:style-name="T1"><text:tab/> calls api function Py_IsInitialized() - Is python interpreter initialized?</text:span></text:p>
      <text:p text:style-name="P2"/>
      <text:p text:style-name="P2"><text:s text:c="5"/>PY_RUNSTRING</text:p>
      <text:p text:style-name="P2"><text:s text:c="7"/>calls api function PyRun_String() - run a python script from string</text:p>
      <text:p text:style-name="P2"/>
      <text:p text:style-name="P2"><text:s text:c="5"/>PY_RUNFILE</text:p>
      <text:p text:style-name="P2"><text:s text:c="7"/>calls api function PyRun_File() - run a python script from file</text:p>
      <text:p text:style-name="P2"/>
      <text:p text:style-name="P2"><text:s text:c="5"/>PY_GETATTR</text:p>
      <text:p text:style-name="P2"><text:s text:c="7"/>calls api function PyMapping_GetItemString() - access the value of a python</text:p>
      <text:p text:style-name="P3"><text:s text:c="54"/>object.</text:p>
      <text:p text:style-name="P3"/>
      <text:p text:style-name="Preformatted_20_Text"><text:span text:style-name="T2">R</text:span>emember strings are UTF-8 in python and must be converted to bytes (decode in encode out). <text:span text:style-name="T2">G</text:span>ood reference here: https://nedbatchelder.com/text/unipain.html </text:p>
      <text:p text:style-name="Preformatted_20_Text"><text:s/></text:p>
      <text:p text:style-name="Preformatted_20_Text"/>
      <text:p text:style-name="Preformatted_20_Text">There are two sample programs PY_TEST <text:span text:style-name="T3">(in sdsys/ BP) </text:span><text:s/>and PY_GUI_TEST <text:span text:style-name="T3">(in examples/python/embedded_python)</text:span></text:p>
      <text:p text:style-name="Preformatted_20_Text"/>
      <text:p text:style-name="Preformatted_20_Text">PY_TEST executes a simple python script:</text:p>
      <text:p text:style-name="Preformatted_20_Text"/>
      <text:p text:style-name="Preformatted_20_Text"><text:s text:c="4"/>FMRK <text:s text:c="2"/>= chr(254)</text:p>
      <text:p text:style-name="Preformatted_20_Text"><text:s text:c="4"/>VMRKM <text:s/>= chr(253)</text:p>
      <text:p text:style-name="Preformatted_20_Text"><text:s text:c="4"/>SVMRK <text:s/>= chr(252)</text:p>
      <text:p text:style-name="Preformatted_20_Text"><text:s text:c="4"/>result = ""</text:p>
      <text:p text:style-name="Preformatted_20_Text"><text:s text:c="4"/>countdown = {"3" : "Three", "2" : "Two", "1" : "One", "0" : "Ignition!"}</text:p>
      <text:p text:style-name="Preformatted_20_Text"><text:s text:c="4"/>for count in countdown:</text:p>
      <text:p text:style-name="Preformatted_20_Text"><text:s text:c="6"/>result += count + " " + countdown[count] + FMRK </text:p>
      <text:p text:style-name="Preformatted_20_Text"><text:s text:c="4"/>result = bytes(result, 'latin')</text:p>
      <text:p text:style-name="Preformatted_20_Text"/>
      <text:p text:style-name="Preformatted_20_Text">Running PY_TEST should result in the following out:</text:p>
      <text:p text:style-name="Preformatted_20_Text"/>
      <text:p text:style-name="Preformatted_20_Text"><text:s text:c="4"/>:RUN BP PY_TEST</text:p>
      <text:p text:style-name="Preformatted_20_Text"><text:s text:c="4"/>embedded python test, hit &lt;enter&gt; to start?</text:p>
      <text:p text:style-name="Preformatted_20_Text"><text:s text:c="4"/>==================================================</text:p>
      <text:p text:style-name="Preformatted_20_Text"><text:s text:c="4"/>attempt init</text:p>
      <text:p text:style-name="Preformatted_20_Text"><text:s text:c="4"/>status = 0</text:p>
      <text:p text:style-name="Preformatted_20_Text"><text:s text:c="4"/>==================================================</text:p>
      <text:p text:style-name="Preformatted_20_Text"><text:s text:c="4"/>script text:</text:p>
      <text:p text:style-name="Preformatted_20_Text"><text:s text:c="4"/>FMRK <text:s text:c="2"/>= chr(254)</text:p>
      <text:p text:style-name="Preformatted_20_Text"><text:s text:c="4"/>VMRKM <text:s/>= chr(253)</text:p>
      <text:p text:style-name="Preformatted_20_Text"><text:s text:c="4"/>SVMRK <text:s/>= chr(252)</text:p>
      <text:p text:style-name="Preformatted_20_Text"><text:s text:c="4"/>result = ""</text:p>
      <text:p text:style-name="Preformatted_20_Text"><text:s text:c="4"/>countdown = {"3" : "Three", "2" : "Two", "1" : "One", "0" : "Ignition!"}</text:p>
      <text:p text:style-name="Preformatted_20_Text"><text:s text:c="4"/>for count in countdown:</text:p>
      <text:p text:style-name="Preformatted_20_Text"><text:s text:c="6"/>result += count + " " + countdown[count] + FMRK </text:p>
      <text:p text:style-name="Preformatted_20_Text"><text:s text:c="4"/>result = bytes(result, 'latin')</text:p>
      <text:p text:style-name="Preformatted_20_Text"><text:s text:c="4"/>==================================================</text:p>
      <text:p text:style-name="Preformatted_20_Text"><text:soft-page-break/><text:s text:c="4"/>attempt to run script:</text:p>
      <text:p text:style-name="Preformatted_20_Text"><text:s text:c="4"/>status = 0</text:p>
      <text:p text:style-name="Preformatted_20_Text"><text:s text:c="4"/>==================================================</text:p>
      <text:p text:style-name="Preformatted_20_Text"><text:s text:c="4"/>attempt to access python object: result</text:p>
      <text:p text:style-name="Preformatted_20_Text"><text:s text:c="4"/>status = 0</text:p>
      <text:p text:style-name="Preformatted_20_Text"><text:s text:c="4"/>result:</text:p>
      <text:p text:style-name="Preformatted_20_Text"><text:s text:c="4"/>3 Three�2 Two�1 One�0 Ignition!�</text:p>
      <text:p text:style-name="Preformatted_20_Text"><text:s text:c="4"/>3 Three</text:p>
      <text:p text:style-name="Preformatted_20_Text"><text:s text:c="4"/>2 Two</text:p>
      <text:p text:style-name="Preformatted_20_Text"><text:s text:c="4"/>1 One</text:p>
      <text:p text:style-name="Preformatted_20_Text"><text:s text:c="4"/>0 Ignition!</text:p>
      <text:p text:style-name="Preformatted_20_Text"/>
      <text:p text:style-name="Preformatted_20_Text"><text:s text:c="4"/>==================================================</text:p>
      <text:p text:style-name="Preformatted_20_Text"><text:s text:c="4"/>attempt to access python object: countdown</text:p>
      <text:p text:style-name="Preformatted_20_Text"><text:s text:c="4"/>status = 0</text:p>
      <text:p text:style-name="Preformatted_20_Text"><text:s text:c="4"/>countdown:</text:p>
      <text:p text:style-name="Preformatted_20_Text"><text:s text:c="4"/>{'3': 'Three', '2': 'Two', '1': 'One', '0': 'Ignition!'}</text:p>
      <text:p text:style-name="Preformatted_20_Text"><text:s text:c="4"/>==================================================</text:p>
      <text:p text:style-name="Preformatted_20_Text"><text:s text:c="4"/>attempt to access nonexistent python object: dummy</text:p>
      <text:p text:style-name="Preformatted_20_Text"><text:s text:c="4"/>status = 12007</text:p>
      <text:p text:style-name="Preformatted_20_Text"><text:s text:c="4"/>dummy:</text:p>
      <text:p text:style-name="Preformatted_20_Text"><text:s text:c="4"/>dummy not found</text:p>
      <text:p text:style-name="Preformatted_20_Text"><text:s text:c="4"/>==================================================</text:p>
      <text:p text:style-name="Preformatted_20_Text"><text:s text:c="4"/>complete</text:p>
      <text:p text:style-name="Preformatted_20_Text"/>
      <text:p text:style-name="Preformatted_20_Text">PY_GUI_TEST</text:p>
      <text:p text:style-name="Preformatted_20_Text"/>
      <text:p text:style-name="Preformatted_20_Text">Program creates a simple gui dialog via a script file executed from with in SD.</text:p>
      <text:p text:style-name="Preformatted_20_Text">User populates fields, hits ok, program prints entered data back out.</text:p>
      <text:p text:style-name="Preformatted_20_Text"/>
      <text:p text:style-name="Preformatted_20_Text">Uses FreeSimpleGUI which must be installed prior to running the program.</text:p>
      <text:p text:style-name="Preformatted_20_Text">https://github.com/spyoungtech/FreeSimpleGUI</text:p>
      <text:p text:style-name="Preformatted_20_Text"/>
      <text:p text:style-name="Preformatted_20_Text">Script file can be found in example/python/embedded_python/sdguitest.py. </text:p>
      <text:p text:style-name="Preformatted_20_Text"/>
      <text:p text:style-name="Preformatted_20_Text">edit PY_GUI_TEST line for correct location of python script file.</text:p>
      <text:p text:style-name="Preformatted_20_Text"/>
      <text:p text:style-name="Preformatted_20_Text"><text:s text:c="4"/>script_file = "/home/xyz/python_stuff/sdguitest.py"</text:p>
      <text:p text:style-name="P4"/>
      <text:p text:style-name="Preformatted_20_Text"/>
      <text:p text:style-name="Preformatted_20_Text">This program cannot be run from root unless you have played with your systems default settings. Either copy the program to your BP directory and compile, or compile and catalog global, running from your user account.</text:p>
      <text:p text:style-name="Preformatted_20_Text"/>
      <text:p text:style-name="Preformatted_20_Text"/>
      <text:p text:style-name="P5">There is also a report writer, <text:span text:style-name="T4">SD Quick Report,</text:span><text:span text:style-name="T5"> which is a simple spreadsheet based report design and creation package written to test SD's embedded pyth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9T14:49:56.178000000</meta:creation-date>
    <dc:date>2025-01-03T15:30:02.087724176</dc:date>
    <meta:editing-duration>PT1H15M32S</meta:editing-duration>
    <meta:editing-cycles>6</meta:editing-cycles>
    <meta:generator>LibreOffice/24.8.3.2$Linux_X86_64 LibreOffice_project/e14c9fdd1f585efcbb2c5363087a99d20928d522</meta:generator>
    <meta:document-statistic meta:table-count="0" meta:image-count="0" meta:object-count="0" meta:page-count="2" meta:paragraph-count="76" meta:word-count="429" meta:character-count="3363" meta:non-whitespace-character-count="2693"/>
  </office:meta>
</office:document-meta>
</file>